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fileRolesPanel.actionPerformed( java . awt . event . ActionEvent 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fileRolesPanel.getApplicationRol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fileRolesPanel.getRolesDefaultListModel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fileRolesPanel.getProfileRoles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RolesPanel.populateLists( DefaultMutableTreeNode applicationNode , Set role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ProfileRolesPanel.getButton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rofileRolesPanel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fileRolesPanel.getRolesDefaultListMod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fileRolesPanel.getJScrollPane5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fileRolesPanel.getAddRolesButto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ProfileRolesPanel.getAvailableRoles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RolesPanel.getProfileRol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fileRolesPanel.getRemoveRolesButto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ProfileRolesPanel.getExistingRoles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ofileRolesPanel.ProfileRoles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fileRolesPanel.getAvailableRoles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rofileRolesPanel.getJScrollPane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